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justify" style:justify-single-word="false"/>
    </style:style>
    <style:style style:name="P2" style:family="paragraph" style:parent-style-name="Standard">
      <style:paragraph-properties fo:margin-top="0cm" fo:margin-bottom="0cm"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margin-top="0cm" fo:margin-bottom="0cm" fo:line-height="150%" fo:text-align="justify" style:justify-single-word="false" style:page-number="auto"/>
    </style:style>
    <style:style style:name="T1" style:family="text">
      <style:text-properties fo:color="#333333" style:font-name="Times New Roman" fo:font-size="12pt" fo:background-color="#ffffff" style:font-name-asian="Times New Roman1" style:font-size-asian="12pt" style:font-name-complex="Times New Roman1" style:font-size-complex="12pt"/>
    </style:style>
    <style:style style:name="T2" style:family="text">
      <style:text-properties fo:color="#333333" style:font-name="Times New Roman" fo:font-size="12pt" fo:font-style="italic" fo:background-color="#ffffff" style:font-name-asian="Times New Roman1" style:font-size-asian="12pt" style:font-style-asian="italic"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color="#0563c1" style:font-name="Times New Roman" fo:font-size="12pt" style:text-underline-style="solid" style:text-underline-width="auto" style:text-underline-color="font-color" fo:background-color="#ffffff"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ffice:annotation office:name="__Annotation__3_1590451789"><dc:creator>Windows User</dc:creator><dc:date>2020-04-25T14:00:00.20</dc:date><text:p>Le traducteur du texte se met-il dans la case copyeditor ?</text:p></office:annotation></text:span><text:span text:style-name="T1">Copyeditor : Tristan Alonge (Molière 21). </text:span><office:annotation-end office:name="__Annotation__3_1590451789"/></text:p>
      <text:p text:style-name="P1"><text:bookmark text:name="_heading=h.gjdgxs"/><text:span text:style-name="T1">Creator: Baldini Stefano ( ?- ?).</text:span></text:p>
      <text:p text:style-name="P1"><text:span text:style-name="T1">Title: Relazione del viaggio fatto dall’ill.mo Sig. Card.e Chigi</text:span></text:p>
      <text:p text:style-name="P1"><text:span text:style-name="T1">Date: 1664/07/30. </text:span></text:p>
      <text:p text:style-name="P1"><text:span text:style-name="T1">Bibl: Stefano Baldini, </text:span><text:span text:style-name="T2">Relazione del viaggio fatto dall’ill.mo Sig. Card.e Chigi</text:span><text:span text:style-name="T1">, 1664, </text:span><text:span text:style-name="T4"><office:annotation office:name="__Annotation__18_1590451789"><dc:creator>Windows User</dc:creator><dc:date>2020-04-25T13:59:00.21</dc:date><text:p>Le lien est-il bien mis ?</text:p></office:annotation></text:span><text:a xlink:type="simple" xlink:href="http://moliere.huma-num.fr/base.php?Stefano_Baldini%2C_Relazione_del_viaggio_fatto_dall%E2%80%99ill%2Emo_Sig%2E_Card%2Ee_Chigi" text:style-name="Internet_20_link" text:visited-style-name="Visited_20_Internet_20_Link"><text:span text:style-name="T4">http://moliere.huma-num.fr/base.php?Stefano_Baldini%2C_Relazione_del_viaggio_fatto_dall%E2%80%99ill%2Emo_Sig%2E_Card%2Ee_Chigi</text:span></text:a><office:annotation-end office:name="__Annotation__18_1590451789"/><text:span text:style-name="T1">.</text:span></text:p>
      <text:p text:style-name="P2"/>
      <text:p text:style-name="P2"/>
      <text:p text:style-name="P1"><text:span text:style-name="T3">Le cardinal accompagna ensuite le roi dans les chambres et, après lui avoir fait la révérence, il se retira dans son appartement afin de se préparer pour aller au divertissement d’une comédie française, puisqu’il y avait en même temps des acteurs français, espagnols et italiens divisés en trois troupes, qui jouaient en alternance chaque jour […] La pièce fut pleine de traits d’esprit et d'airs muscicaux, et de variétés et d’amours, relatant l’histoire d’une princesse qui, afin d’apprivoiser l’arrogance d’un Prince, fit en sorte de le faire tomber amoureux et finit par en tomber elle-même amoureuse au même moment ; elle le prit pour mari. Il y eut de nombreux ballets de dormeurs, de nymphes et de bergers, mais le dernier surpassa tous les autres, puisqu’il y avait sur scène au même moment plus de cinquante personnages à l’aide d’une machine qui avait la forme d’un grand vase, qui présentait sur les côtés deux escaliers remplis de joueurs de trompettes et violes dans le vase et de violons sur les escaliers déguisés en satyres, qui descendirent sur scène et dansèrent avec douze autres danseurs déguisés différemment ; et pour varier la danse, ils quittèrent les violons et prirent des tambourins, avec lesquels il firent divers petits jeux au tempo de la musique ; il y en avait plus de 40 qui jouaient de la contrebasse, de la viole, du violon et de la trompette et du tambourin. La machine avait un aspect semblable :</text:span></text:p>
      <text:p text:style-name="P2"/>
      <text:p text:style-name="P1"><text:span text:style-name="T3">[croquis]</text:span></text:p>
      <text:p text:style-name="P2"/>
      <text:p text:style-name="P1"><text:span text:style-name="T3">Et ici avec un amusement universel se termina la pièce sylvestre qui avait déjà été représentée une autre fois devant S.M. dans une forê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Calibri" svg:font-family="Calibri"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annotation_20_text" style:display-name="annotation text" style:family="paragraph" style:parent-style-name="normal"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normal"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4T14:00:00</meta:creation-date>
    <meta:initial-creator>Windows User</meta:initial-creator>
    <meta:document-statistic meta:table-count="0" meta:image-count="0" meta:object-count="0" meta:page-count="1" meta:paragraph-count="8" meta:word-count="308" meta:character-count="1953"/>
    <meta:generator>OpenOffice/4.1.6$Win32 OpenOffice.org_project/416m1$Build-9790</meta:generator>
  </office:meta>
</office:document-meta>
</file>